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DejaVu Sans Mono" svg:font-family="'DejaVu Sans Mono'"/>
    <style:font-face style:name="Liberation Serif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Times New Roman1" svg:font-family="'Times New Roman'"/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text-align="justify" style:justify-single-word="false"/>
      <style:text-properties fo:language="en" fo:country="US"/>
    </style:style>
    <style:style style:name="P2" style:family="paragraph" style:parent-style-name="Normal">
      <style:paragraph-properties fo:text-align="justify" style:justify-single-word="false"/>
      <style:text-properties fo:color="#000000" style:font-name="Liberation Serif" fo:font-size="12pt" fo:language="en" fo:country="US" fo:font-weight="normal"/>
    </style:style>
    <style:style style:name="P3" style:family="paragraph" style:parent-style-name="Text_20_body">
      <style:paragraph-properties fo:text-align="justify" style:justify-single-word="false"/>
      <style:text-properties fo:language="en" fo:country="US"/>
    </style:style>
    <style:style style:name="P4" style:family="paragraph" style:parent-style-name="Heading_20_1">
      <style:paragraph-properties fo:text-align="justify" style:justify-single-word="false"/>
      <style:text-properties fo:language="en" fo:country="US"/>
    </style:style>
    <style:style style:name="P5" style:family="paragraph" style:parent-style-name="Normal">
      <style:paragraph-properties fo:text-align="justify" style:justify-single-word="false" fo:padding-left="0.0291in" fo:padding-right="0.0291in" fo:padding-top="0.0291in" fo:padding-bottom="0in" fo:border-left="none" fo:border-right="none" fo:border-top="none" fo:border-bottom="0.99pt solid #000000"/>
      <style:text-properties fo:language="en" fo:country="US"/>
    </style:style>
    <style:style style:name="P6" style:family="paragraph" style:parent-style-name="Normal">
      <style:paragraph-properties fo:text-align="justify" style:justify-single-word="false" fo:padding-left="0.0291in" fo:padding-right="0.0291in" fo:padding-top="0.0291in" fo:padding-bottom="0in" fo:border-left="none" fo:border-right="none" fo:border-top="none" fo:border-bottom="0.99pt solid #000000">
        <style:tab-stops>
          <style:tab-stop style:position="6.2181in"/>
        </style:tab-stops>
      </style:paragraph-properties>
      <style:text-properties fo:language="en" fo:country="US"/>
    </style:style>
    <style:style style:name="P7" style:family="paragraph" style:parent-style-name="Heading_20_3">
      <style:paragraph-properties fo:text-align="justify" style:justify-single-word="false"/>
      <style:text-properties fo:language="en" fo:country="US"/>
    </style:style>
    <style:style style:name="P8" style:family="paragraph" style:parent-style-name="Heading_20_3">
      <style:paragraph-properties fo:text-align="justify" style:justify-single-word="false"/>
      <style:text-properties style:font-name="Nimbus Sans L" fo:font-size="14pt" fo:language="en" fo:country="US"/>
    </style:style>
    <style:style style:name="P9" style:family="paragraph" style:parent-style-name="Heading_20_3">
      <style:paragraph-properties fo:text-align="justify" style:justify-single-word="false"/>
      <style:text-properties fo:color="#000000" style:font-name="Times New Roman1" fo:font-size="12pt" fo:language="en" fo:country="GB" fo:font-style="normal" fo:font-weight="normal" style:font-style-asian="normal" style:font-style-complex="normal"/>
    </style:style>
    <style:style style:name="P10" style:family="paragraph" style:parent-style-name="Normal">
      <style:paragraph-properties fo:text-align="start" style:justify-single-word="false" style:writing-mode="lr-tb"/>
      <style:text-properties style:font-name="Nimbus Sans L" fo:font-size="14pt" fo:language="en" fo:country="US" fo:font-weight="bold"/>
    </style:style>
    <style:style style:name="P11" style:family="paragraph" style:parent-style-name="Normal">
      <style:paragraph-properties fo:text-align="start" style:justify-single-word="false" style:writing-mode="lr-tb"/>
      <style:text-properties fo:language="en" fo:country="US"/>
    </style:style>
    <style:style style:name="P12" style:family="paragraph" style:parent-style-name="Normal">
      <style:paragraph-properties fo:text-align="start" style:justify-single-word="false" style:writing-mode="lr-tb"/>
      <style:text-properties fo:language="en" fo:country="US" fo:font-style="italic" style:font-style-asian="italic" style:font-style-complex="italic"/>
    </style:style>
    <style:style style:name="P13" style:family="paragraph" style:parent-style-name="Normal">
      <style:paragraph-properties fo:text-align="start" style:justify-single-word="false" style:writing-mode="lr-tb"/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P14" style:family="paragraph" style:parent-style-name="Normal">
      <style:paragraph-properties fo:text-align="start" style:justify-single-word="false" style:writing-mode="lr-tb"/>
      <style:text-properties fo:language="en" fo:country="US" style:text-underline-style="none"/>
    </style:style>
    <style:style style:name="P15" style:family="paragraph" style:parent-style-name="Normal">
      <style:paragraph-properties fo:text-align="start" style:justify-single-word="false" style:writing-mode="lr-tb"/>
      <style:text-properties fo:language="en" fo:country="US" fo:font-style="normal" style:font-style-asian="normal" style:font-style-complex="normal"/>
    </style:style>
    <style:style style:name="P16" style:family="paragraph" style:parent-style-name="Normal">
      <style:paragraph-properties fo:text-align="start" style:justify-single-word="false" style:writing-mode="lr-tb"/>
      <style:text-properties fo:language="en" fo:country="US" fo:font-style="normal" style:text-underline-style="solid" style:text-underline-width="auto" style:text-underline-color="font-color" style:font-style-asian="normal" style:font-style-complex="normal"/>
    </style:style>
    <style:style style:name="P17" style:family="paragraph" style:parent-style-name="Normal">
      <style:paragraph-properties fo:text-align="start" style:justify-single-word="false" style:writing-mode="lr-tb"/>
      <style:text-properties fo:language="en" fo:country="US" fo:font-style="normal" style:text-underline-style="none" style:font-style-asian="normal" style:font-style-complex="normal"/>
    </style:style>
    <style:style style:name="P18" style:family="paragraph" style:parent-style-name="Normal">
      <style:paragraph-properties fo:text-align="start" style:justify-single-word="false" style:writing-mode="lr-tb"/>
      <style:text-properties fo:color="#000000" style:font-name="Times New Roman1" fo:font-size="12pt" fo:language="en" fo:country="GB" fo:font-style="italic" fo:font-weight="normal" style:font-style-asian="italic" style:font-style-complex="italic"/>
    </style:style>
    <style:style style:name="P19" style:family="paragraph" style:parent-style-name="Normal">
      <style:paragraph-properties fo:text-align="start" style:justify-single-word="false" style:writing-mode="lr-tb"/>
      <style:text-properties fo:color="#000000" style:font-name="Times New Roman1" fo:font-size="12pt" fo:language="en" fo:country="GB" fo:font-style="normal" fo:font-weight="normal" style:font-style-asian="normal" style:font-style-complex="normal"/>
    </style:style>
    <style:style style:name="P20" style:family="paragraph" style:parent-style-name="Normal">
      <style:paragraph-properties fo:margin-left="0in" fo:margin-right="0in" fo:margin-top="0in" fo:margin-bottom="0in" fo:line-height="100%" fo:text-align="justify" style:justify-single-word="false" fo:text-indent="0in" style:auto-text-indent="false" style:writing-mode="lr-tb"/>
      <style:text-properties fo:color="#000000" style:font-name="Times New Roman1" fo:font-size="12pt" fo:language="en" fo:country="GB" fo:font-weight="normal"/>
    </style:style>
    <style:style style:name="P21" style:family="paragraph" style:parent-style-name="Normal">
      <style:paragraph-properties fo:margin-left="0in" fo:margin-right="0in" fo:margin-top="0in" fo:margin-bottom="0in" fo:line-height="100%" fo:text-align="justify" style:justify-single-word="false" fo:text-indent="0in" style:auto-text-indent="false" style:writing-mode="lr-tb"/>
      <style:text-properties fo:color="#000000" style:font-name="Times New Roman1" fo:font-size="12pt" fo:language="en" fo:country="GB" fo:font-style="normal" fo:font-weight="normal" style:font-style-asian="normal" style:font-style-complex="normal"/>
    </style:style>
    <style:style style:name="P22" style:family="paragraph" style:parent-style-name="Normal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  <style:text-properties fo:color="#000000" style:font-name="Times New Roman1" fo:font-size="12pt" fo:language="en" fo:country="GB" fo:font-style="normal" fo:font-weight="normal" style:font-style-asian="normal" style:font-style-complex="normal"/>
    </style:style>
    <style:style style:name="P23" style:family="paragraph" style:parent-style-name="Normal">
      <style:paragraph-properties fo:margin-left="0in" fo:margin-right="0in" fo:margin-top="0in" fo:margin-bottom="0in" fo:line-height="100%" fo:text-align="justify" style:justify-single-word="false" fo:text-indent="0in" style:auto-text-indent="false" style:writing-mode="lr-tb"/>
      <style:text-properties fo:color="#000000" style:font-name="Courier New1" fo:font-size="10pt" fo:language="en" fo:country="GB" fo:font-style="normal" fo:font-weight="normal" style:font-size-asian="10pt" style:font-style-asian="normal" style:font-size-complex="10pt" style:font-style-complex="normal"/>
    </style:style>
    <style:style style:name="P24" style:family="paragraph" style:parent-style-name="Normal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  <style:text-properties fo:color="#000000" style:font-name="Courier New1" fo:font-size="10pt" fo:language="en" fo:country="GB" fo:font-style="normal" fo:font-weight="normal" style:font-size-asian="10pt" style:font-style-asian="normal" style:font-size-complex="10pt" style:font-style-complex="normal"/>
    </style:style>
    <style:style style:name="P25" style:family="paragraph" style:parent-style-name="Normal">
      <style:paragraph-properties fo:margin-left="0in" fo:margin-right="0in" fo:margin-top="0in" fo:margin-bottom="0in" fo:line-height="100%" fo:text-align="justify" style:justify-single-word="false" fo:text-indent="0in" style:auto-text-indent="false" style:writing-mode="lr-tb"/>
      <style:text-properties fo:color="#000000" style:font-name="Courier New1" fo:font-size="10pt" fo:language="en" fo:country="GB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Normal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  <style:text-properties fo:color="#000000" style:font-name="Courier New1" fo:font-size="10pt" fo:language="en" fo:country="GB" fo:font-weight="normal" style:font-size-asian="10pt" style:font-size-complex="10pt"/>
    </style:style>
    <style:style style:name="P27" style:family="paragraph" style:parent-style-name="Normal">
      <style:paragraph-properties fo:margin-left="0in" fo:margin-right="0in" fo:margin-top="0in" fo:margin-bottom="0in" fo:line-height="100%" fo:text-align="justify" style:justify-single-word="false" fo:text-indent="0in" style:auto-text-indent="false" style:writing-mode="lr-tb"/>
      <style:text-properties fo:language="en" fo:country="GB"/>
    </style:style>
    <style:style style:name="P28" style:family="paragraph" style:parent-style-name="Normal">
      <style:paragraph-properties fo:margin-left="0in" fo:margin-right="0in" fo:margin-top="0in" fo:margin-bottom="0in" fo:line-height="100%" fo:text-align="justify" style:justify-single-word="false" fo:text-indent="0in" style:auto-text-indent="false" style:writing-mode="lr-tb"/>
      <style:text-properties style:font-name="Times New Roman1" fo:font-size="12pt" fo:language="en" fo:country="GB"/>
    </style:style>
    <style:style style:name="P29" style:family="paragraph" style:parent-style-name="Preformatted_20_Text">
      <style:text-properties fo:font-size="10pt" fo:language="en" fo:country="US"/>
    </style:style>
    <style:style style:name="P30" style:family="paragraph" style:parent-style-name="Standard" style:list-style-name="L1">
      <style:paragraph-properties fo:margin-left="0.5in" fo:margin-right="0in" fo:margin-top="0in" fo:margin-bottom="0.0835in" fo:text-align="justify" style:justify-single-word="false" fo:text-indent="0in" style:auto-text-indent="false" style:writing-mode="lr-tb"/>
      <style:text-properties style:font-name="DejaVu Sans Mono" fo:font-size="10pt" fo:language="en" fo:country="US"/>
    </style:style>
    <style:style style:name="P31" style:family="paragraph" style:parent-style-name="Normal">
      <style:paragraph-properties fo:text-align="justify" style:justify-single-word="false"/>
      <style:text-properties fo:language="en" fo:country="US"/>
    </style:style>
    <style:style style:name="P32" style:family="paragraph" style:parent-style-name="Normal" style:list-style-name="L1">
      <style:paragraph-properties fo:margin-left="0.5in" fo:margin-right="0in" fo:margin-top="0in" fo:margin-bottom="0.0835in" fo:text-align="justify" style:justify-single-word="false" fo:text-indent="0in" style:auto-text-indent="false" style:writing-mode="lr-tb"/>
      <style:text-properties style:font-name="DejaVu Sans Mono" fo:font-size="10pt" fo:language="en" fo:country="US"/>
    </style:style>
    <style:style style:name="T1" style:family="text">
      <style:text-properties fo:color="#000000" style:font-name="Times New Roman1" fo:font-size="12pt" fo:language="en" fo:country="GB" fo:font-weight="normal"/>
    </style:style>
    <style:style style:name="T2" style:family="text">
      <style:text-properties fo:color="#000000" style:font-name="Times New Roman1" fo:font-size="12pt" fo:language="en" fo:country="GB" fo:font-style="italic" fo:font-weight="normal" style:font-style-asian="italic" style:font-style-complex="italic"/>
    </style:style>
    <style:style style:name="T3" style:family="text">
      <style:text-properties fo:color="#000000" style:font-name="Times New Roman1" fo:font-size="12pt" fo:language="en" fo:country="GB" fo:font-style="normal" fo:font-weight="normal" style:font-style-asian="normal" style:font-style-complex="normal"/>
    </style:style>
    <style:style style:name="T4" style:family="text">
      <style:text-properties fo:color="#000000" style:font-name="Times New Roman1" fo:font-size="12pt" fo:font-style="normal" fo:font-weight="normal" style:font-style-asian="normal" style:font-style-complex="normal"/>
    </style:style>
    <style:style style:name="T5" style:family="text">
      <style:text-properties fo:color="#000000" style:font-name="Times New Roman1" fo:font-size="12pt" fo:font-style="italic" fo:font-weight="normal" style:font-style-asian="italic" style:font-style-complex="italic"/>
    </style:style>
    <style:style style:name="T6" style:family="text">
      <style:text-properties fo:color="#000000" fo:font-weight="normal"/>
    </style:style>
    <style:style style:name="T7" style:family="text">
      <style:text-properties fo:color="#000000" fo:font-style="italic" fo:font-weight="normal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font-name="Times New Roman1" fo:font-size="12pt"/>
    </style:style>
    <style:style style:name="T16" style:family="text">
      <style:text-properties style:font-name="Times New Roman1" fo:font-size="12pt" fo:font-style="italic" style:font-style-asian="italic" style:font-style-complex="italic"/>
    </style:style>
    <style:style style:name="T17" style:family="text">
      <style:text-properties style:font-name="Times New Roman1" fo:font-style="italic" style:font-style-asian="italic" style:font-style-complex="italic"/>
    </style:style>
    <style:style style:name="T18" style:family="text">
      <style:text-properties style:font-name="Courier New1"/>
    </style:style>
    <style:style style:name="T19" style:family="text">
      <style:text-properties style:font-name="DejaVu Sans Mono1" style:font-name-asian="DejaVu Sans Mono1" style:font-weight-asian="bold" style:font-name-complex="DejaVu Sans Mono1" style:font-weight-complex="bold"/>
    </style:style>
    <style:style style:name="T20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21" style:family="text">
      <style:text-properties fo:language="en" fo:country="US" style:text-underline-style="non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1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4">SEP #116: ilib_build_jar</text:p>
        <text:p text:style-name="P6"/>
        <text:p text:style-name="P1"/>
        <text:p text:style-name="P1">Version: 1.1</text:p>
        <text:p text:style-name="P1">Author: Simon Marchetto – Scilab Enterprises</text:p>
        <text:p text:style-name="P1">Scilab-Version: 5.5.0</text:p>
        <text:p text:style-name="P1">Created: Nov 13 2013</text:p>
        <text:p text:style-name="P1"/>
        <text:p text:style-name="P5"/>
        <text:p text:style-name="P1"/>
        <text:p text:style-name="P7">Abstract</text:p>
        <text:p text:style-name="P2">The aim of this SEP is to describe the new function <text:span text:style-name="T8">ilib_build_jar</text:span> used to compile Scilab external modules (toolboxes) <text:s/>which contain Java sources.</text:p>
        <text:p text:style-name="P1"/>
        <text:p text:style-name="P7">Rationale</text:p>
        <text:p text:style-name="P7"><text:span text:style-name="T1">The purpose of </text:span><text:span text:style-name="T2">ilib_build_jar</text:span><text:span text:style-name="T1"> is similar as the command </text:span><text:span text:style-name="T2">ilib_build, </text:span><text:span text:style-name="T3">which </text:span><text:span text:style-name="T1">is used to create in Scilab shared libraries from C/C++ or Fortran sources. </text:span><text:span text:style-name="T2">ilib_build_jar</text:span><text:span text:style-name="T1"> allows to create J</text:span><text:span text:style-name="T1">AR </text:span><text:span text:style-name="T1">packages from a set of Java source files. </text:span></text:p>
        <text:p text:style-name="P3"><text:span text:style-name="T1">The goal behin</text:span><text:span text:style-name="T1">d</text:span><text:span text:style-name="T1"> </text:span><text:span text:style-name="T2">ilib_build_jar</text:span><text:span text:style-name="T1"> is</text:span><text:span text:style-name="T1"> that </text:span><text:span text:style-name="T1">for</text:span><text:span text:style-name="T1"> Scilab </text:span><text:span text:style-name="T1">to </text:span><text:span text:style-name="T1">be able </text:span><text:span text:style-name="T1">not only </text:span><text:span text:style-name="T1">to build tooboxes </text:span><text:span text:style-name="T1">containing C/C++ or Fortran code, but also </text:span><text:span text:style-name="T1">containing </text:span><text:span text:style-name="T1">Java code.</text:span></text:p>
        <text:p text:style-name="P11"><text:span text:style-name="T9">But </text:span><text:span text:style-name="T8">ilib_build_jar</text:span> works differently than <text:span text:style-name="T8">ilib_build</text:span>. The functions inside the Java packages are not accessed through gateway functions. There is no need to pass to <text:span text:style-name="T8">ilib_build_jar</text:span> a table which links the Scilab function names to the gateway functions.</text:p>
        <text:p text:style-name="P11">In the Java case, the Java packages classes/objects are accessed by using “Java from Scilab” API (also known as <text:span text:style-name="T8">JIMS</text:span>), particularly with the commands <text:span text:style-name="T8">javaclasspath</text:span> and <text:span text:style-name="T8">jimport</text:span>.</text:p>
        <text:p text:style-name="P18"/>
        <text:p text:style-name="P12"><text:span text:style-name="T3">Reminder: a JAR is an archive file (with the <text:s/>extension </text:span><text:span text:style-name="T1">.jar</text:span><text:span text:style-name="T3">) and contains several Java packages usually organized in a hierarchy, each of these packages contains a set of Java compiled classes.</text:span></text:p>
        <text:p text:style-name="P19"/>
        <text:p text:style-name="P13"><text:span text:style-name="T9">Usually a JAR file follows that convention</text:span><text:span text:style-name="T9">:</text:span></text:p>
        <text:p text:style-name="P12"><text:span text:style-name="T9">- the </text:span><text:span text:style-name="T9">JAR contains one package,</text:span></text:p>
        <text:p text:style-name="P12"><text:span text:style-name="T9">- </text:span><text:span text:style-name="T9">the </text:span><text:span text:style-name="T9">package </text:span><text:span text:style-name="T10">has a hierarchical naming pattern, something like </text:span><text:span text:style-name="T12">org.company.software.package, </text:span></text:p>
        <text:p text:style-name="P12"><text:span text:style-name="T9">- the package source files are organized in one directory tree which follow</text:span><text:span text:style-name="T9">s</text:span><text:span text:style-name="T9"> the package naming pattern </text:span><text:span text:style-name="T9">(</text:span><text:span text:style-name="T12">org/company/software/package</text:span><text:span text:style-name="T12">),</text:span></text:p>
        <text:p text:style-name="P11"><text:span text:style-name="T9">- each Java file has a location in the directory tree which correspond to the value of its </text:span><text:span text:style-name="T8">package</text:span><text:span text:style-name="T9"> declaration </text:span><text:span text:style-name="T9">in its source,</text:span></text:p>
        <text:p text:style-name="P11"><text:span text:style-name="T9">- </text:span><text:span text:style-name="T9">the JAR </text:span><text:span text:style-name="T9">contains a manifest file to describe itself (</text:span><text:span text:style-name="T8">MANIFEST.MF</text:span><text:span text:style-name="T9"> in </text:span><text:span text:style-name="T8">META-INF</text:span><text:span text:style-name="T9"> folder).</text:span></text:p>
        <text:p text:style-name="P11"><text:span text:style-name="T9">- etc... </text:span><text:span text:style-name="T9">(see the Java package </text:span><text:span text:style-name="T9">standard</text:span><text:span text:style-name="T9"> for fu</text:span><text:span text:style-name="T9">r</text:span><text:span text:style-name="T9">ther details).</text:span></text:p>
        <text:p text:style-name="P11"/>
        <text:p text:style-name="P12"><text:span text:style-name="T9">But </text:span>ilib_build_jar <text:span text:style-name="T9">allows also to archive different packages in the same JAR. </text:span></text:p>
        <text:p text:style-name="P15"/>
        <text:p text:style-name="P12"><text:span text:style-name="T9">The </text:span><text:span text:style-name="T9">only </text:span><text:span text:style-name="T9">requirements of </text:span>ilib_build_jar<text:span text:style-name="T9"> are the following: </text:span></text:p>
        <text:p text:style-name="P15">- one package declaration at least is needed</text:p>
        <text:p text:style-name="P12"><text:span text:style-name="T9">- the classes should belong to the package</text:span><text:span text:style-name="T9">s which </text:span><text:span text:style-name="T9">have be</text:span><text:span text:style-name="T9">e</text:span><text:span text:style-name="T9">n</text:span><text:span text:style-name="T9"> declared, if not, they won't be included </text:span><text:span text:style-name="T9">in the JAR.</text:span></text:p>
        <text:p text:style-name="P12"><text:soft-page-break/><text:span text:style-name="T9">- The classes </text:span><text:span text:style-name="T9">of a package </text:span><text:span text:style-name="T9">should compile all together, of course </text:span><text:span text:style-name="T9">(if we leave aside the dependencies).</text:span></text:p>
        <text:p text:style-name="P15"/>
        <text:p text:style-name="P11">About the manifest file, it can be given as argument to <text:span text:style-name="T8">ilib_build_jar, </text:span><text:span text:style-name="T9">or not, in that case, the <text:s/></text:span><text:span text:style-name="T8">MANIFEST.MF </text:span><text:span text:style-name="T9">file in </text:span><text:span text:style-name="T8">META-INF</text:span><text:span text:style-name="T9"> folder is searched from the common root path of all source files/directories.</text:span></text:p>
        <text:p text:style-name="P11"/>
        <text:p text:style-name="P11"><text:span text:style-name="T14">About the specific case of </text:span><text:span text:style-name="T14">a </text:span><text:span text:style-name="T14">Java toolbox, usually:</text:span> </text:p>
        <text:p text:style-name="P11">- the toolbox main builder script calls the Java builder script <text:span text:style-name="T8">builder_java.sce (</text:span><text:span text:style-name="T9">in </text:span><text:span text:style-name="T8">src/java </text:span><text:span text:style-name="T9">toolbox directory</text:span><text:span text:style-name="T8">)</text:span> via the source builder script (<text:span text:style-name="T8">builder_src.sce</text:span> in <text:span text:style-name="T8">src).</text:span></text:p>
        <text:p text:style-name="P11"><text:span text:style-name="T9">- the Java builder script </text:span><text:span text:style-name="T8">builder_java.sce</text:span><text:span text:style-name="T9"> builds each package by running</text:span><text:span text:style-name="T8"> ilib_build_jar </text:span><text:span text:style-name="T9">on each source sub-directory of </text:span><text:span text:style-name="T8">src/java</text:span><text:span text:style-name="T9">, each</text:span><text:span text:style-name="T8"> </text:span><text:span text:style-name="T9">sub-directory corresponding to a package to generate</text:span></text:p>
        <text:p text:style-name="P11"><text:span text:style-name="T9">- all </text:span>JAR files are generated in the <text:span text:style-name="T8">jar</text:span> toolbox directory.</text:p>
        <text:p text:style-name="P11"/>
        <text:p text:style-name="P11"><text:span text:style-name="T9">I</text:span>nternally <text:span text:style-name="T8">ilib_build_jar</text:span> relies on the JIMS <text:span text:style-name="T8">jcompile</text:span> command for the compilation. A Java 6 compiler is required. The Eclipse Java Compiler or JDK compiler may be used, depending on the Scilab configuration. <text:line-break/>To create the JAR, the new command <text:span text:style-name="T8">jcreatejar</text:span> is used (see SEP #114).</text:p>
        <text:p text:style-name="P11"/>
        <text:p text:style-name="P11"><text:span text:style-name="T14">Generation of loader and cleane</text:span><text:span text:style-name="T14">r</text:span><text:span text:style-name="T14"> scripts</text:span><text:span text:style-name="T14">:</text:span> </text:p>
        <text:p text:style-name="P14"><text:span text:style-name="T9">As </text:span><text:span text:style-name="T8">ilib_build , ilib_build_jar</text:span><text:span text:style-name="T9"> generates</text:span> the loader (<text:span text:style-name="T8">loader.sce</text:span>) and cleaner (<text:span text:style-name="T8">cleaner.sce</text:span>) scripts, in the current directory.</text:p>
        <text:p text:style-name="P11">- loader script: it does a <text:span text:style-name="T8">javaclasspath</text:span> for the build JAR file. <text:span text:style-name="T9">The user is responsible for importing (from that package) the classes he wants to use with </text:span><text:span text:style-name="T8">jimport. <text:s/></text:span></text:p>
        <text:p text:style-name="P11"><text:span text:style-name="T8">- </text:span><text:span text:style-name="T9">cleaner script: it deletes the loader script file, and the </text:span><text:span text:style-name="T9">JAR file.</text:span></text:p>
        <text:p text:style-name="P12"/>
        <text:p text:style-name="P16">Limitations:</text:p>
        <text:p text:style-name="P11"><text:span text:style-name="T8">- ilib_build_jar </text:span>relies on <text:span text:style-name="T8">jcompile, </text:span>as this command has no parameter to set the compiler flags, it not possible to set the compilation options in <text:span text:style-name="T8">ilib_build_jar</text:span>.</text:p>
        <text:p text:style-name="P15"/>
        <text:p text:style-name="P16">Remarks:</text:p>
        <text:p text:style-name="P14"><text:span text:style-name="T9">- </text:span><text:span text:style-name="T8">ilib_build_jar</text:span><text:span text:style-name="T9"> needs Java, so it cannot be used in </text:span><text:span text:style-name="T8">nwni</text:span><text:span text:style-name="T9"> mode, an error is returned i</text:span><text:span text:style-name="T9">n that case</text:span><text:span text:style-name="T9">.</text:span></text:p>
        <text:p text:style-name="P14"><text:span text:style-name="T9">- </text:span><text:span text:style-name="T8">ilib_verbose</text:span><text:span text:style-name="T9"> appli</text:span><text:span text:style-name="T9">es </text:span><text:span text:style-name="T9">also for </text:span><text:span text:style-name="T8">ilib_build_jar</text:span><text:span text:style-name="T9">. </text:span><text:span text:style-name="T9">In verbose mode, compilation errors are returned, the Java </text:span><text:span text:style-name="T9">source files and manifest </text:span><text:span text:style-name="T9">files are listed, etc...</text:span></text:p>
        <text:p text:style-name="P17">- if it already exists, the destination JAR file is overwritten.</text:p>
        <text:p text:style-name="P11"/>
        <text:p text:style-name="P11"/>
        <text:p text:style-name="P10">Calling Sequence</text:p>
        <text:p text:style-name="P20"/>
        <text:p text:style-name="P26">ilib_build_jar(jarFilePath, packageNames, sourcePaths[, classPaths[, manifestFilePath]])</text:p>
        <text:p text:style-name="P20"/>
        <text:p text:style-name="P20">Where:</text:p>
        <text:p text:style-name="P20">- <text:span text:style-name="T8">jarFilePath</text:span> (string): is the Java package (JAR) destination file path.</text:p>
        <text:p text:style-name="P20">- <text:span text:style-name="T8">packageNames</text:span> (<text:span text:style-name="T21">string matrix</text:span>): contains the name of packages that will be included in the JAR.</text:p>
        <text:p text:style-name="P14">- <text:span text:style-name="T20">sourcePaths</text:span> (string matrix): defines the source directory paths of each package. All the classes recursively found in each of the directory paths will be compiled before being archived in the JAR. </text:p>
        <text:p text:style-name="P20">- <text:span text:style-name="T8">class</text:span><text:span text:style-name="T8">Paths</text:span> (row/column string matrix): defines the paths to dependencies needed to build. Theses paths are added to the Java <text:span text:style-name="T8">classpath</text:span><text:span text:style-name="T9"> </text:span><text:span text:style-name="T9">before building</text:span>. So it can be paths to thirdparty JAR packages or paths to directories containg Java compiled classes.</text:p>
        <text:p text:style-name="P28"><text:span text:style-name="T6">- </text:span><text:span text:style-name="T7">manifestFilePath</text:span><text:span text:style-name="T6"> (string, optional): is the file path of the manifest data to include in JAR.</text:span></text:p>
        <text:p text:style-name="P8"><text:soft-page-break/><text:line-break/>Example Usage</text:p>
        <text:p text:style-name="P29"/>
        <text:p text:style-name="P22">- A common case is to create a Java toolbox.</text:p>
        <text:p text:style-name="P22"><text:line-break/>Let's say we have a toolbox (located in <text:span text:style-name="T8">toolboxdir</text:span>), and in the <text:span text:style-name="T8">src/java</text:span> directory of that toolbox, a package <text:span text:style-name="T8">mypackage</text:span> to build (official package name is <text:span text:style-name="T8">org.company.software.mypackage</text:span>):</text:p>
        <text:p text:style-name="P25"/>
        <text:p text:style-name="P23"><text:span text:style-name="T13">M</text:span><text:span text:style-name="T13">yPackage</text:span></text:p>
        <text:p text:style-name="P23"><text:span text:style-name="T13"><text:s text:c="4"/></text:span><text:span text:style-name="T19">└</text:span><text:span text:style-name="T13"> org </text:span></text:p>
        <text:p text:style-name="P23"><text:span text:style-name="T13"><text:tab/> <text:s text:c="3"/></text:span><text:span text:style-name="T19">└</text:span><text:span text:style-name="T11"><text:tab/></text:span><text:span text:style-name="T13">company</text:span></text:p>
        <text:p text:style-name="P23"><text:span text:style-name="T13"><text:tab/><text:tab/> <text:s text:c="3"/></text:span><text:span text:style-name="T19">└</text:span><text:span text:style-name="T11"> </text:span><text:span text:style-name="T13">software</text:span></text:p>
        <text:p text:style-name="P23"><text:span text:style-name="T13"><text:tab/><text:tab/><text:tab/> <text:s text:c="3"/></text:span><text:span text:style-name="T19">└</text:span><text:span text:style-name="T11"> </text:span><text:span text:style-name="T13">mypackage<text:tab/></text:span></text:p>
        <text:p text:style-name="P25"><text:tab/><text:tab/><text:tab/><text:tab/> <text:s text:c="3"/><text:span text:style-name="T19">└</text:span><text:span text:style-name="T11"> </text:span>META-INF</text:p>
        <text:p text:style-name="P25"><text:s text:c="10"/><text:tab/><text:tab/><text:tab/><text:span text:style-name="T11"><text:tab/><text:tab/></text:span>MANIFEST.MF</text:p>
        <text:p text:style-name="P25"><text:tab/><text:tab/><text:tab/><text:tab/><text:tab/>MyClass1.java</text:p>
        <text:p text:style-name="P25"><text:tab/><text:tab/><text:tab/><text:tab/><text:tab/>MyClass2.java</text:p>
        <text:p text:style-name="P25"><text:tab/><text:tab/><text:tab/><text:tab/> <text:s text:c="3"/><text:span text:style-name="T19">└</text:span><text:span text:style-name="T11"> </text:span>Folder</text:p>
        <text:p text:style-name="P25"><text:tab/><text:tab/><text:tab/><text:tab/><text:tab/><text:tab/>MyClass3.java</text:p>
        <text:p text:style-name="P25"/>
        <text:p text:style-name="P22">The manifest is already defined in the standard file <text:span text:style-name="T8">MANIFEST.INF</text:span> in <text:span text:style-name="T8">META-INF</text:span> folder. <text:s/><text:line-break/>To build, this package depends on the package <text:span text:style-name="T8">thirdparty.jar</text:span> (in the <text:span text:style-name="T8">jar</text:span> directory). </text:p>
        <text:p text:style-name="P9">The command:</text:p>
        <text:p text:style-name="P24">--&gt;ilib_build_jar(toolbox_dir<text:span text:style-name="T18"> + </text:span>"jar<text:span text:style-name="T18">/org.company.software.mypackage.jar</text:span>"<text:span text:style-name="T16"> </text:span>, "org.company.software.mypackage", toolboxdir + "src/java/MyPackage", <text:s/>toolbox_dir<text:span text:style-name="T18"> + </text:span>"/jar/<text:span text:style-name="T18">thirdparty</text:span><text:span text:style-name="T17"> </text:span>.jar”)</text:p>
        <text:p text:style-name="P24"/>
        <text:p text:style-name="P27"><text:span text:style-name="T4">builds</text:span><text:span text:style-name="T4"> </text:span><text:span text:style-name="T4">the package </text:span><text:span text:style-name="T5">org.company.software.mypackage </text:span><text:span text:style-name="T4">in the toolbox </text:span><text:span text:style-name="T5">jar</text:span><text:span text:style-name="T4"> directory:</text:span></text:p>
        <text:p text:style-name="P21"/>
        <text:p text:style-name="P23"><text:span text:style-name="T18">org.company.software.mypackage.</text:span><text:span text:style-name="T18">jar</text:span></text:p>
        <text:p text:style-name="P23"><text:span text:style-name="T13"><text:s text:c="4"/></text:span><text:span text:style-name="T19">└</text:span><text:span text:style-name="T13"> org</text:span></text:p>
        <text:p text:style-name="P23"><text:span text:style-name="T13"><text:tab/> <text:s text:c="3"/></text:span><text:span text:style-name="T19">└</text:span><text:span text:style-name="T11"><text:tab/></text:span><text:span text:style-name="T13">company</text:span></text:p>
        <text:p text:style-name="P23"><text:span text:style-name="T13"><text:tab/><text:tab/> <text:s text:c="3"/></text:span><text:span text:style-name="T19">└</text:span><text:span text:style-name="T11"> </text:span><text:span text:style-name="T13">software</text:span></text:p>
        <text:p text:style-name="P23"><text:span text:style-name="T13"><text:tab/><text:tab/><text:tab/> <text:s text:c="3"/></text:span><text:span text:style-name="T19">└</text:span><text:span text:style-name="T11"> </text:span><text:span text:style-name="T13">mypackage<text:tab/></text:span></text:p>
        <text:p text:style-name="P25"><text:tab/><text:tab/><text:tab/><text:tab/> <text:s text:c="3"/><text:span text:style-name="T19">└</text:span><text:span text:style-name="T11"> </text:span>META-INF</text:p>
        <text:p text:style-name="P25"><text:s text:c="10"/><text:tab/><text:tab/><text:tab/><text:span text:style-name="T11"><text:tab/><text:tab/></text:span>MANIFEST.MF</text:p>
        <text:p text:style-name="P25"><text:tab/><text:tab/><text:tab/><text:tab/><text:tab/>MyClass1.class</text:p>
        <text:p text:style-name="P25"><text:tab/><text:tab/><text:tab/><text:tab/><text:tab/>MyClass2.class</text:p>
        <text:p text:style-name="P25"><text:tab/><text:tab/><text:tab/><text:tab/> <text:s text:c="3"/><text:span text:style-name="T19">└</text:span><text:span text:style-name="T11"> </text:span>Folder</text:p>
        <text:p text:style-name="P25"><text:span text:style-name="T15"><text:tab/><text:tab/><text:tab/><text:tab/><text:tab/><text:tab/></text:span><text:span text:style-name="T18">MyClass</text:span><text:span text:style-name="T18">3</text:span><text:span text:style-name="T18">.</text:span><text:span text:style-name="T18">class</text:span></text:p>
        <text:p text:style-name="P7">Changelog</text:p>
        <text:list xml:id="list16567991821" text:style-name="L1">
          <text:list-item>
            <text:p text:style-name="P30">– Initial Revision</text:p>
          </text:list-item>
          <text:list-item>
            <text:p text:style-name="P30">– Support of multi packages in JAR</text:p>
          </text:list-item>
          <text:list-item>
            <text:p text:style-name="P32">– Generation of loader and cleaner scripts</text:p>
          </text:list-item>
        </text:list>
        <text:p text:style-name="P7">Copyright</text:p>
        <text:p text:style-name="P3"><text:tab/>This document has been placed under the license CeCILL-B - © Scilab Enterprise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/>
    <style:font-face style:name="DejaVu Sans Mono" svg:font-family="'DejaVu Sans Mono'"/>
    <style:font-face style:name="Liberation Serif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Times New Roman1" svg:font-family="'Times New Roman'"/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Times New Roman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Text_20_body" style:display-name="Text body" style:family="paragraph" style:parent-style-name="Normal" style:class="text">
      <style:paragraph-properties fo:margin-top="0in" fo:margin-bottom="0.0835in"/>
    </style:style>
    <style:style style:name="List_20_Contents" style:display-name="List Contents" style:family="paragraph" style:parent-style-name="Normal" style:class="html">
      <style:paragraph-properties fo:margin="100%" fo:margin-left="0.3937in" fo:margin-right="0in" fo:margin-top="0in" fo:margin-bottom="0in" fo:text-indent="0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Nimbus Sans L" fo:font-size="14pt"/>
    </style:style>
    <style:style style:name="Caption" style:family="paragraph" style:parent-style-name="Normal" style:class="extra">
      <style:paragraph-properties fo:margin-top="0.0835in" fo:margin-bottom="0.0835in"/>
      <style:text-properties fo:font-size="12pt" fo:font-style="italic"/>
    </style:style>
    <style:style style:name="Preformatted_20_Text" style:display-name="Preformatted Text" style:family="paragraph" style:parent-style-name="Normal" style:class="html">
      <style:paragraph-properties fo:margin-top="0in" fo:margin-bottom="0in"/>
      <style:text-properties style:font-name="DejaVu Sans Mono" fo:font-size="10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Normal" style:family="paragraph"/>
    <style:style style:name="Heading_20_1" style:display-name="Heading 1" style:family="paragraph" style:parent-style-name="Heading" style:next-style-name="Text_20_body" style:class="text">
      <style:text-properties fo:font-size="16pt" fo:font-weight="bold"/>
    </style:style>
    <style:style style:name="Source_20_Text_5f_text_5f_text_5f_text_5f_text_5f_text_5f_text_5f_text" style:display-name="Source Text_text_text_text_text_text_text_text" style:family="text">
      <style:text-properties style:font-name="Courier New"/>
    </style:style>
    <style:style style:name="Internet_20_link_5f_text_5f_text" style:display-name="Internet link_text_text" style:family="text">
      <style:text-properties fo:color="#000080" style:text-underline-style="solid" style:text-underline-width="auto" style:text-underline-color="font-color"/>
    </style:style>
    <style:style style:name="Teletype_5f_text_5f_text" style:display-name="Teletype_text_text" style:family="text">
      <style:text-properties style:font-name="DejaVu Sans Mono"/>
    </style:style>
    <style:style style:name="Bullet_20_Symbols_5f_text_5f_text_5f_text_5f_text_5f_text_5f_text_5f_text" style:display-name="Bullet Symbols_text_text_text_text_text_text_text" style:family="text">
      <style:text-properties style:font-name="OpenSymbol"/>
    </style:style>
    <style:style style:name="Bullet_20_Symbols_5f_text_5f_text_5f_text_5f_text_5f_text_5f_text_5f_text_5f_text_5f_text_5f_text_5f_text_5f_text" style:display-name="Bullet Symbols_text_text_text_text_text_text_text_text_text_text_text_text" style:family="text">
      <style:text-properties style:font-name="StarSymbol" fo:font-size="9pt"/>
    </style:style>
    <style:style style:name="Teletype_5f_text_5f_text_5f_text_5f_text_5f_text_5f_text_5f_text_5f_text_5f_text_5f_text_5f_text_5f_text" style:display-name="Teletype_text_text_text_text_text_text_text_text_text_text_text_text" style:family="text">
      <style:text-properties style:font-name="DejaVu Sans Mono"/>
    </style:style>
    <style:style style:name="Bullet_20_Symbols_5f_text_5f_text" style:display-name="Bullet Symbols_text_text" style:family="text">
      <style:text-properties style:font-name="StarSymbol" fo:font-size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Pierre MARECHAL</meta:initial-creator>
    <meta:creation-date>2008-07-09T13:39:08</meta:creation-date>
    <dc:date>2013-11-20T12:37:56</dc:date>
    <meta:editing-duration>PT12H40M19S</meta:editing-duration>
    <meta:editing-cycles>124</meta:editing-cycles>
    <dc:creator>Simon </dc:creator>
    <meta:document-statistic meta:table-count="0" meta:image-count="0" meta:object-count="0" meta:page-count="3" meta:paragraph-count="84" meta:word-count="933" meta:character-count="6124" meta:non-whitespace-character-count="5212"/>
  </office:meta>
</office:document-meta>
</file>